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E000001988D316C0C3DB886DF.png" manifest:media-type="image/png"/>
  <manifest:file-entry manifest:full-path="Pictures/10000001000007800000043832318A2B0B164947.png" manifest:media-type="image/png"/>
  <manifest:file-entry manifest:full-path="Pictures/1000000100000780000004382D1B81D9217F41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159cm" svg:y="10.809cm" svg:width="17cm" svg:height="9.562cm" draw:z-index="0"><draw:image xlink:href="Pictures/1000000100000780000004382D1B81D9217F41F5.png" xlink:type="simple" xlink:show="embed" xlink:actuate="onLoad" draw:mime-type="image/png"/></draw:frame><draw:frame draw:style-name="fr1" draw:name="Image2" text:anchor-type="char" svg:x="-0.106cm" svg:y="0.688cm" svg:width="17cm" svg:height="9.562cm" draw:z-index="1"><draw:image xlink:href="Pictures/10000001000007800000043832318A2B0B164947.png" xlink:type="simple" xlink:show="embed" xlink:actuate="onLoad" draw:mime-type="image/png"/></draw:frame><draw:frame draw:style-name="fr1" draw:name="Image3" text:anchor-type="char" svg:x="-0.145cm" svg:y="21.246cm" svg:width="17cm" svg:height="3.616cm" draw:z-index="2"><draw:image xlink:href="Pictures/100000010000077E000001988D316C0C3DB886D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21:38:41.044487306</meta:creation-date>
    <dc:date>2023-10-23T21:39:46.351003774</dc:date>
    <meta:editing-duration>PT1M5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